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6.85pt" fo:break-before="auto" style:use-optimal-row-height="tru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24.94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BCO:'observing process'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lant phenological trait}.</text:p>
          </table:table-cell>
          <table:table-cell/>
          <table:table-cell table:style-name="ce4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is about' SOME 'plant 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 table:style-name="ce4" office:value-type="string" calcext:value-type="string">
            <text:p>A {quality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1:18:47.592027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11:19:51.168422523</dc:date>
    <dc:creator>Brian </dc:creator>
    <meta:editing-duration>P20DT13H16M30S</meta:editing-duration>
    <meta:editing-cycles>67</meta:editing-cycles>
    <meta:generator>LibreOffice/5.1.4.2$Linux_X86_64 LibreOffice_project/10m0$Build-2</meta:generator>
    <meta:document-statistic meta:table-count="1" meta:cell-count="165" meta:object-count="0"/>
  </office:meta>
</office:document-meta>
</file>